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0.6992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7209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6236in"/>
    </style:style>
    <style:style style:name="co9" style:family="table-column">
      <style:table-column-properties fo:break-before="auto" style:column-width="0.7744in"/>
    </style:style>
    <style:style style:name="co10" style:family="table-column">
      <style:table-column-properties fo:break-before="auto" style:column-width="0.6453in"/>
    </style:style>
    <style:style style:name="co11" style:family="table-column">
      <style:table-column-properties fo:break-before="auto" style:column-width="0.7311in"/>
    </style:style>
    <style:style style:name="co12" style:family="table-column">
      <style:table-column-properties fo:break-before="auto" style:column-width="0.8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ff9966"/>
    </style:style>
    <style:style style:name="ce5" style:family="table-cell" style:parent-style-name="Default">
      <style:table-cell-properties fo:background-color="#7da647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4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fo:min-height="0.2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fo:min-height="0.61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fo:min-height="0.617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Connection [&amp;f2a,set_prefix,set_suffix]</text:p>
          </table:table-cell>
          <table:table-cell table:style-name="ce2" office:value-type="string">
            <text:p>Port</text:p>
          </table:table-cell>
          <table:table-cell table:style-name="ce2" office:value-type="string">
            <text:p>port.ps</text:p>
          </table:table-cell>
          <table:table-cell table:style-name="ce2" office:value-type="string">
            <text:p>Sig</text:p>
          </table:table-cell>
          <table:table-cell table:style-name="ce2" office:value-type="string">
            <text:p>sig.ps</text:p>
          </table:table-cell>
          <table:table-cell table:style-name="ce2" office:value-type="string">
            <text:p>Ifc</text:p>
          </table:table-cell>
          <table:table-cell table:style-name="ce2" office:value-type="string">
            <text:p>Sg</text:p>
          </table:table-cell>
          <table:table-cell table:style-name="ce3" office:value-type="string">
            <text:p>Unit</text:p>
          </table:table-cell>
          <table:table-cell table:style-name="ce3" office:value-type="string">
            <text:p>Memory</text:p>
          </table:table-cell>
          <table:table-cell table:style-name="ce3" office:value-type="string">
            <text:p>Fifo</text:p>
          </table:table-cell>
          <table:table-cell table:style-name="ce3" office:value-type="string">
            <text:p>Reg</text:p>
          </table:table-cell>
          <table:table-cell table:style-name="ce3" office:value-type="string">
            <text:p>Rf</text:p>
          </table:table-cell>
          <table:table-cell/>
        </table:table-row>
        <table:table-row table:style-name="ro1">
          <table:table-cell/>
          <table:table-cell office:value-type="string">
            <text:p>Port</text:p>
          </table:table-cell>
          <table:table-cell>
            <office:annotation draw:style-name="gr1" draw:text-style-name="P2" svg:width="1.1409in" svg:height="0.4909in" svg:x="2.7106in" svg:y="0.0677in" draw:caption-point-x="-2.7106in" draw:caption-point-y="-0.0677in">
              <dc:creator>EP</dc:creator>
              <dc:date>2008-06-20T00:00:00</dc:date>
              <text:p text:style-name="P1"><text:span text:style-name="T1">conn_units_p_p_invalid.pl</text:span></text:p>
            </office:annotation>
          </table:table-cell>
          <table:table-cell>
            <office:annotation draw:style-name="gr1" draw:text-style-name="P2" svg:width="1.1409in" svg:height="0.4909in" svg:x="3.5996in" svg:y="0.0677in" draw:caption-point-x="-3.5996in" draw:caption-point-y="-0.0677in">
              <dc:creator>EP</dc:creator>
              <dc:date>2008-06-20T00:00:00</dc:date>
              <text:p text:style-name="P1"><text:span text:style-name="T1">conn_units_p_ps_invalid.pl</text:span></text:p>
            </office:annotation>
          </table:table-cell>
          <table:table-cell>
            <office:annotation draw:style-name="gr1" draw:text-style-name="P2" svg:width="1.1409in" svg:height="0.4909in" svg:x="4.5331in" svg:y="0.0677in" draw:caption-point-x="-4.5331in" draw:caption-point-y="-0.0677in">
              <dc:creator>EP</dc:creator>
              <dc:date>2008-06-24T00:00:00</dc:date>
              <text:p text:style-name="P1"><text:span text:style-name="T1">conn_units_p_s_invalid.pl</text:span></text:p>
            </office:annotation>
          </table:table-cell>
          <table:table-cell>
            <office:annotation draw:style-name="gr1" draw:text-style-name="P2" svg:width="1.1409in" svg:height="0.4909in" svg:x="5.0146in" svg:y="0.0677in" draw:caption-point-x="-5.0146in" draw:caption-point-y="-0.0677in">
              <dc:creator>EP</dc:creator>
              <dc:date>2008-06-23T00:00:00</dc:date>
              <text:p text:style-name="P1"><text:span text:style-name="T1">conn_units_p_ps_s_ps_invalid.pl</text:span></text:p>
            </office:annotation>
          </table:table-cell>
          <table:table-cell>
            <office:annotation draw:style-name="gr2" draw:text-style-name="P2" svg:width="1.1409in" svg:height="0.4909in" svg:x="7.3953in" svg:y="0.0677in" draw:caption-point-x="-7.3953in" draw:caption-point-y="-0.0677in">
              <dc:creator>EP</dc:creator>
              <dc:date>2008-06-25T00:00:00</dc:date>
              <text:p text:style-name="P1"><text:span text:style-name="T1">conn_units_p_s_ifc_sg_invalid.pl</text:span></text:p>
            </office:annotation>
          </table:table-cell>
          <table:table-cell>
            <office:annotation draw:style-name="gr1" draw:text-style-name="P2" svg:width="1.1409in" svg:height="0.4909in" svg:x="8.135in" svg:y="0.0677in" draw:caption-point-x="-8.135in" draw:caption-point-y="-0.0677in">
              <dc:creator>EP</dc:creator>
              <dc:date>2008-06-25T00:00:00</dc:date>
              <text:p text:style-name="P1"><text:span text:style-name="T1">conn_units_p_s_ifc_sg_invalid.pl</text:span></text:p>
            </office:annotation>
          </table:table-cell>
          <table:table-cell table:style-name="ce4">
            <office:annotation draw:style-name="gr1" draw:text-style-name="P2" svg:width="1.1409in" svg:height="0.6969in" svg:x="8.7563in" svg:y="0.0677in" draw:caption-point-x="-8.7563in" draw:caption-point-y="-0.0677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9.5276in" svg:y="0.0677in" draw:caption-point-x="-9.5276in" draw:caption-point-y="-0.0677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10.1705in" svg:y="0.0677in" draw:caption-point-x="-10.1705in" draw:caption-point-y="-0.0677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10.8988in" svg:y="0.0677in" draw:caption-point-x="-10.8988in" draw:caption-point-y="-0.0677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11.6169in" svg:y="0.0677in" draw:caption-point-x="-11.6169in" draw:caption-point-y="-0.0677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/>
        </table:table-row>
        <table:table-row table:style-name="ro1">
          <table:table-cell/>
          <table:table-cell office:value-type="string">
            <text:p>port.ps</text:p>
          </table:table-cell>
          <table:table-cell>
            <office:annotation draw:style-name="gr1" draw:text-style-name="P2" svg:width="1.1409in" svg:height="0.4909in" svg:x="2.7106in" svg:y="0.287in" draw:caption-point-x="-2.7106in" draw:caption-point-y="-0.287in">
              <dc:creator>EP</dc:creator>
              <dc:date>2008-06-20T00:00:00</dc:date>
              <text:p text:style-name="P1"><text:span text:style-name="T1">conn_units_p_ps_invalid.pl</text:span></text:p>
            </office:annotation>
          </table:table-cell>
          <table:table-cell>
            <office:annotation draw:style-name="gr1" draw:text-style-name="P2" svg:width="1.1409in" svg:height="0.4909in" svg:x="3.5996in" svg:y="0.287in" draw:caption-point-x="-3.5996in" draw:caption-point-y="-0.287in">
              <dc:creator>EP</dc:creator>
              <dc:date>2008-06-20T00:00:00</dc:date>
              <text:p text:style-name="P1"><text:span text:style-name="T1">conn_units_p_ps_invalid.pl</text:span></text:p>
            </office:annotation>
          </table:table-cell>
          <table:table-cell>
            <office:annotation draw:style-name="gr1" draw:text-style-name="P2" svg:width="1.1409in" svg:height="0.4909in" svg:x="4.5331in" svg:y="0.287in" draw:caption-point-x="-4.5331in" draw:caption-point-y="-0.287in">
              <dc:creator>EP</dc:creator>
              <dc:date>2008-06-24T00:00:00</dc:date>
              <text:p text:style-name="P1"><text:span text:style-name="T1">conn_units_pps_s_invalid.pl</text:span></text:p>
            </office:annotation>
          </table:table-cell>
          <table:table-cell>
            <office:annotation draw:style-name="gr1" draw:text-style-name="P2" svg:width="1.1409in" svg:height="0.4909in" svg:x="5.0146in" svg:y="0.287in" draw:caption-point-x="-5.0146in" draw:caption-point-y="-0.287in">
              <dc:creator>EP</dc:creator>
              <dc:date>2008-06-23T00:00:00</dc:date>
              <text:p text:style-name="P1"><text:span text:style-name="T1">conn_units_p_ps_s_ps_invalid.pl</text:span></text:p>
            </office:annotation>
          </table:table-cell>
          <table:table-cell>
            <office:annotation draw:style-name="gr4" draw:text-style-name="P2" svg:width="1.1409in" svg:height="0.6969in" svg:x="7.3953in" svg:y="0.287in" draw:caption-point-x="-7.3953in" draw:caption-point-y="-0.287in">
              <dc:creator>EP</dc:creator>
              <dc:date>2008-06-25T00:00:00</dc:date>
              <text:p text:style-name="P1"><text:span text:style-name="T1">conn_units_p_ps_s_ps_ifc_sg_invalid.pl</text:span></text:p>
            </office:annotation>
          </table:table-cell>
          <table:table-cell>
            <office:annotation draw:style-name="gr1" draw:text-style-name="P2" svg:width="1.1409in" svg:height="0.6969in" svg:x="8.135in" svg:y="0.287in" draw:caption-point-x="-8.135in" draw:caption-point-y="-0.287in">
              <dc:creator>EP</dc:creator>
              <dc:date>2008-06-25T00:00:00</dc:date>
              <text:p text:style-name="P1"><text:span text:style-name="T1">conn_units_p_ps_s_ps_ifc_sg_invalid.pl</text:span></text:p>
            </office:annotation>
          </table:table-cell>
          <table:table-cell table:style-name="ce4">
            <office:annotation draw:style-name="gr1" draw:text-style-name="P2" svg:width="1.1409in" svg:height="0.6969in" svg:x="8.7563in" svg:y="0.287in" draw:caption-point-x="-8.7563in" draw:caption-point-y="-0.287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9.5276in" svg:y="0.287in" draw:caption-point-x="-9.5276in" draw:caption-point-y="-0.287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10.1705in" svg:y="0.287in" draw:caption-point-x="-10.1705in" draw:caption-point-y="-0.287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10.8988in" svg:y="0.287in" draw:caption-point-x="-10.8988in" draw:caption-point-y="-0.287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11.6169in" svg:y="0.287in" draw:caption-point-x="-11.6169in" draw:caption-point-y="-0.287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/>
        </table:table-row>
        <table:table-row table:style-name="ro1">
          <table:table-cell/>
          <table:table-cell office:value-type="string">
            <text:p>Sig</text:p>
          </table:table-cell>
          <table:table-cell>
            <office:annotation draw:style-name="gr1" draw:text-style-name="P2" svg:width="1.1409in" svg:height="0.4909in" svg:x="2.9902in" svg:y="0.5063in" draw:caption-point-x="-2.9902in" draw:caption-point-y="-0.5063in">
              <dc:creator>EP</dc:creator>
              <dc:date>2008-06-24T00:00:00</dc:date>
              <text:p text:style-name="P1"><text:span text:style-name="T1">conn_units_p_s_invalid.pl</text:span></text:p>
            </office:annotation>
          </table:table-cell>
          <table:table-cell>
            <office:annotation draw:style-name="gr1" draw:text-style-name="P2" svg:width="1.1409in" svg:height="0.4909in" svg:x="3.8791in" svg:y="0.5063in" draw:caption-point-x="-3.8791in" draw:caption-point-y="-0.5063in">
              <dc:creator>EP</dc:creator>
              <dc:date>2008-06-24T00:00:00</dc:date>
              <text:p text:style-name="P1"><text:span text:style-name="T1">conn_units_pps_s_invalid.pl</text:span></text:p>
            </office:annotation>
          </table:table-cell>
          <table:table-cell>
            <office:annotation draw:style-name="gr1" draw:text-style-name="P2" svg:width="1.1409in" svg:height="0.4909in" svg:x="4.5331in" svg:y="0.5063in" draw:caption-point-x="-4.5331in" draw:caption-point-y="-0.5063in">
              <dc:creator>EP</dc:creator>
              <dc:date>2008-06-24T00:00:00</dc:date>
              <text:p text:style-name="P1"><text:span text:style-name="T1">conn_units_s_s_invalid.pl</text:span></text:p>
            </office:annotation>
          </table:table-cell>
          <table:table-cell>
            <office:annotation draw:style-name="gr1" draw:text-style-name="P2" svg:width="1.1409in" svg:height="0.4909in" svg:x="5.2941in" svg:y="0.5063in" draw:caption-point-x="-5.2941in" draw:caption-point-y="-0.5063in">
              <dc:creator>EP</dc:creator>
              <dc:date>2008-06-24T00:00:00</dc:date>
              <text:p text:style-name="P1"><text:span text:style-name="T1">conn_units_s_sps_invalid.pl</text:span></text:p>
            </office:annotation>
          </table:table-cell>
          <table:table-cell>
            <office:annotation draw:style-name="gr2" draw:text-style-name="P2" svg:width="1.1409in" svg:height="0.4909in" svg:x="7.3953in" svg:y="0.5063in" draw:caption-point-x="-7.3953in" draw:caption-point-y="-0.5063in">
              <dc:creator>EP</dc:creator>
              <dc:date>2008-06-25T00:00:00</dc:date>
              <text:p text:style-name="P1"><text:span text:style-name="T1">conn_units_p_s_ifc_sg_invalid.pl</text:span></text:p>
            </office:annotation>
          </table:table-cell>
          <table:table-cell>
            <office:annotation draw:style-name="gr1" draw:text-style-name="P2" svg:width="1.1409in" svg:height="0.4909in" svg:x="8.135in" svg:y="0.5063in" draw:caption-point-x="-8.135in" draw:caption-point-y="-0.5063in">
              <dc:creator>EP</dc:creator>
              <dc:date>2008-06-25T00:00:00</dc:date>
              <text:p text:style-name="P1"><text:span text:style-name="T1">conn_units_p_s_ifc_sg_invalid.pl</text:span></text:p>
            </office:annotation>
          </table:table-cell>
          <table:table-cell table:style-name="ce4">
            <office:annotation draw:style-name="gr1" draw:text-style-name="P2" svg:width="1.1409in" svg:height="0.6969in" svg:x="8.7563in" svg:y="0.5063in" draw:caption-point-x="-8.7563in" draw:caption-point-y="-0.5063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9.5276in" svg:y="0.5063in" draw:caption-point-x="-9.5276in" draw:caption-point-y="-0.5063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10.1705in" svg:y="0.5063in" draw:caption-point-x="-10.1705in" draw:caption-point-y="-0.5063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10.8988in" svg:y="0.5063in" draw:caption-point-x="-10.8988in" draw:caption-point-y="-0.5063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11.6169in" svg:y="0.5063in" draw:caption-point-x="-11.6169in" draw:caption-point-y="-0.5063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/>
        </table:table-row>
        <table:table-row table:style-name="ro1">
          <table:table-cell/>
          <table:table-cell office:value-type="string">
            <text:p>sig.ps</text:p>
          </table:table-cell>
          <table:table-cell>
            <office:annotation draw:style-name="gr1" draw:text-style-name="P2" svg:width="1.1409in" svg:height="0.4909in" svg:x="2.7106in" svg:y="0.7256in" draw:caption-point-x="-2.7106in" draw:caption-point-y="-0.7256in">
              <dc:creator>EP</dc:creator>
              <dc:date>2008-06-23T00:00:00</dc:date>
              <text:p text:style-name="P1"><text:span text:style-name="T1">conn_units_p_ps_s_ps_invalid.pl</text:span></text:p>
            </office:annotation>
          </table:table-cell>
          <table:table-cell>
            <office:annotation draw:style-name="gr1" draw:text-style-name="P2" svg:width="1.1409in" svg:height="0.4909in" svg:x="3.5996in" svg:y="0.7256in" draw:caption-point-x="-3.5996in" draw:caption-point-y="-0.7256in">
              <dc:creator>EP</dc:creator>
              <dc:date>2008-06-23T00:00:00</dc:date>
              <text:p text:style-name="P1"><text:span text:style-name="T1">conn_units_p_ps_s_ps_invalid.pl</text:span></text:p>
            </office:annotation>
          </table:table-cell>
          <table:table-cell>
            <office:annotation draw:style-name="gr1" draw:text-style-name="P2" svg:width="1.1409in" svg:height="0.4909in" svg:x="4.5331in" svg:y="0.7256in" draw:caption-point-x="-4.5331in" draw:caption-point-y="-0.7256in">
              <dc:creator>EP</dc:creator>
              <dc:date>2008-06-24T00:00:00</dc:date>
              <text:p text:style-name="P1"><text:span text:style-name="T1">conn_units_s_sps_invalid.pl</text:span></text:p>
            </office:annotation>
          </table:table-cell>
          <table:table-cell>
            <office:annotation draw:style-name="gr1" draw:text-style-name="P2" svg:width="1.1409in" svg:height="0.4909in" svg:x="5.2941in" svg:y="0.7256in" draw:caption-point-x="-5.2941in" draw:caption-point-y="-0.7256in">
              <dc:creator>EP</dc:creator>
              <dc:date>2008-06-24T00:00:00</dc:date>
              <text:p text:style-name="P1"><text:span text:style-name="T1">conn_units_s_sps_invalid.pl</text:span></text:p>
            </office:annotation>
          </table:table-cell>
          <table:table-cell>
            <office:annotation draw:style-name="gr4" draw:text-style-name="P2" svg:width="1.1409in" svg:height="0.6969in" svg:x="7.3953in" svg:y="0.7256in" draw:caption-point-x="-7.3953in" draw:caption-point-y="-0.7256in">
              <dc:creator>EP</dc:creator>
              <dc:date>2008-06-25T00:00:00</dc:date>
              <text:p text:style-name="P1"><text:span text:style-name="T1">conn_units_p_ps_s_ps_ifc_sg_invalid.pl</text:span></text:p>
            </office:annotation>
          </table:table-cell>
          <table:table-cell>
            <office:annotation draw:style-name="gr1" draw:text-style-name="P2" svg:width="1.1409in" svg:height="0.6969in" svg:x="8.135in" svg:y="0.7256in" draw:caption-point-x="-8.135in" draw:caption-point-y="-0.7256in">
              <dc:creator>EP</dc:creator>
              <dc:date>2008-06-25T00:00:00</dc:date>
              <text:p text:style-name="P1"><text:span text:style-name="T1">conn_units_p_ps_s_ps_ifc_sg_invalid.pl</text:span></text:p>
            </office:annotation>
          </table:table-cell>
          <table:table-cell table:style-name="ce4">
            <office:annotation draw:style-name="gr1" draw:text-style-name="P2" svg:width="1.1409in" svg:height="0.6969in" svg:x="8.7563in" svg:y="0.7256in" draw:caption-point-x="-8.7563in" draw:caption-point-y="-0.7256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9.5276in" svg:y="0.7256in" draw:caption-point-x="-9.5276in" draw:caption-point-y="-0.7256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10.1705in" svg:y="0.7256in" draw:caption-point-x="-10.1705in" draw:caption-point-y="-0.7256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10.8988in" svg:y="0.7256in" draw:caption-point-x="-10.8988in" draw:caption-point-y="-0.7256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11.6169in" svg:y="0.7256in" draw:caption-point-x="-11.6169in" draw:caption-point-y="-0.7256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/>
        </table:table-row>
        <table:table-row table:style-name="ro1">
          <table:table-cell/>
          <table:table-cell office:value-type="string">
            <text:p>Ifc</text:p>
          </table:table-cell>
          <table:table-cell>
            <office:annotation draw:style-name="gr2" draw:text-style-name="P2" svg:width="1.1409in" svg:height="0.4909in" svg:x="4.3732in" svg:y="0.9449in" draw:caption-point-x="-4.3732in" draw:caption-point-y="-0.9449in">
              <dc:creator>EP</dc:creator>
              <dc:date>2008-06-25T00:00:00</dc:date>
              <text:p text:style-name="P1"><text:span text:style-name="T1">conn_units_p_s_ifc_sg_invalid.pl</text:span></text:p>
            </office:annotation>
          </table:table-cell>
          <table:table-cell>
            <office:annotation draw:style-name="gr4" draw:text-style-name="P2" svg:width="1.1409in" svg:height="0.6969in" svg:x="5.2622in" svg:y="0.9449in" draw:caption-point-x="-5.2622in" draw:caption-point-y="-0.9449in">
              <dc:creator>EP</dc:creator>
              <dc:date>2008-06-25T00:00:00</dc:date>
              <text:p text:style-name="P1"><text:span text:style-name="T1">conn_units_p_ps_s_ps_ifc_sg_invalid.pl</text:span></text:p>
            </office:annotation>
          </table:table-cell>
          <table:table-cell>
            <office:annotation draw:style-name="gr2" draw:text-style-name="P2" svg:width="1.1409in" svg:height="0.4909in" svg:x="5.9161in" svg:y="0.9449in" draw:caption-point-x="-5.9161in" draw:caption-point-y="-0.9449in">
              <dc:creator>EP</dc:creator>
              <dc:date>2008-06-25T00:00:00</dc:date>
              <text:p text:style-name="P1"><text:span text:style-name="T1">conn_units_p_s_ifc_sg_invalid.pl</text:span></text:p>
            </office:annotation>
          </table:table-cell>
          <table:table-cell>
            <office:annotation draw:style-name="gr4" draw:text-style-name="P2" svg:width="1.1409in" svg:height="0.6969in" svg:x="6.6772in" svg:y="0.9449in" draw:caption-point-x="-6.6772in" draw:caption-point-y="-0.9449in">
              <dc:creator>EP</dc:creator>
              <dc:date>2008-06-25T00:00:00</dc:date>
              <text:p text:style-name="P1"><text:span text:style-name="T1">conn_units_p_ps_s_ps_ifc_sg_invalid.pl</text:span></text:p>
            </office:annotation>
          </table:table-cell>
          <table:table-cell>
            <office:annotation draw:style-name="gr2" draw:text-style-name="P2" svg:width="1.1409in" svg:height="0.4909in" svg:x="7.3953in" svg:y="0.9449in" draw:caption-point-x="-7.3953in" draw:caption-point-y="-0.9449in">
              <dc:creator>EP</dc:creator>
              <dc:date>2008-06-26T00:00:00</dc:date>
              <text:p text:style-name="P1"><text:span text:style-name="T1">conn_units_ifc_sg_invalid.pl</text:span></text:p>
            </office:annotation>
          </table:table-cell>
          <table:table-cell>
            <office:annotation draw:style-name="gr3" draw:text-style-name="P2" svg:width="1.1409in" svg:height="0.4909in" svg:x="8.135in" svg:y="0.9449in" draw:caption-point-x="-8.135in" draw:caption-point-y="-0.9449in">
              <dc:creator>EP</dc:creator>
              <dc:date>2008-06-26T00:00:00</dc:date>
              <text:p text:style-name="P1"><text:span text:style-name="T1">conn_units_ifc_sg_invalid.pl</text:span></text:p>
            </office:annotation>
          </table:table-cell>
          <table:table-cell table:style-name="ce4">
            <office:annotation draw:style-name="gr1" draw:text-style-name="P2" svg:width="1.1409in" svg:height="0.6969in" svg:x="8.7563in" svg:y="0.9449in" draw:caption-point-x="-8.7563in" draw:caption-point-y="-0.9449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9.5276in" svg:y="0.9445in" draw:caption-point-x="-9.5276in" draw:caption-point-y="-0.9445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10.1705in" svg:y="0.9445in" draw:caption-point-x="-10.1705in" draw:caption-point-y="-0.9445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10.8988in" svg:y="0.9445in" draw:caption-point-x="-10.8988in" draw:caption-point-y="-0.9445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11.6169in" svg:y="0.9445in" draw:caption-point-x="-11.6169in" draw:caption-point-y="-0.9445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/>
        </table:table-row>
        <table:table-row table:style-name="ro1">
          <table:table-cell/>
          <table:table-cell office:value-type="string">
            <text:p>Sg</text:p>
          </table:table-cell>
          <table:table-cell>
            <office:annotation draw:style-name="gr1" draw:text-style-name="P2" svg:width="1.1409in" svg:height="0.4909in" svg:x="4.3732in" svg:y="1.1642in" draw:caption-point-x="-4.3732in" draw:caption-point-y="-1.1642in">
              <dc:creator>EP</dc:creator>
              <dc:date>2008-06-25T00:00:00</dc:date>
              <text:p text:style-name="P1"><text:span text:style-name="T1">conn_units_p_s_ifc_sg_invalid.pl</text:span></text:p>
            </office:annotation>
          </table:table-cell>
          <table:table-cell>
            <office:annotation draw:style-name="gr1" draw:text-style-name="P2" svg:width="1.1409in" svg:height="0.6969in" svg:x="5.2622in" svg:y="1.1642in" draw:caption-point-x="-5.2622in" draw:caption-point-y="-1.1642in">
              <dc:creator>EP</dc:creator>
              <dc:date>2008-06-25T00:00:00</dc:date>
              <text:p text:style-name="P1"><text:span text:style-name="T1">conn_units_p_ps_s_ps_ifc_sg_invalid.pl</text:span></text:p>
            </office:annotation>
          </table:table-cell>
          <table:table-cell>
            <office:annotation draw:style-name="gr1" draw:text-style-name="P2" svg:width="1.1409in" svg:height="0.4909in" svg:x="5.9161in" svg:y="1.1642in" draw:caption-point-x="-5.9161in" draw:caption-point-y="-1.1642in">
              <dc:creator>EP</dc:creator>
              <dc:date>2008-06-25T00:00:00</dc:date>
              <text:p text:style-name="P1"><text:span text:style-name="T1">conn_units_p_s_ifc_sg_invalid.pl</text:span></text:p>
            </office:annotation>
          </table:table-cell>
          <table:table-cell>
            <office:annotation draw:style-name="gr1" draw:text-style-name="P2" svg:width="1.1409in" svg:height="0.6969in" svg:x="6.6772in" svg:y="1.1642in" draw:caption-point-x="-6.6772in" draw:caption-point-y="-1.1642in">
              <dc:creator>EP</dc:creator>
              <dc:date>2008-06-25T00:00:00</dc:date>
              <text:p text:style-name="P1"><text:span text:style-name="T1">conn_units_p_ps_s_ps_ifc_sg_invalid.pl</text:span></text:p>
            </office:annotation>
          </table:table-cell>
          <table:table-cell>
            <office:annotation draw:style-name="gr1" draw:text-style-name="P2" svg:width="1.1409in" svg:height="0.4909in" svg:x="7.3953in" svg:y="1.1642in" draw:caption-point-x="-7.3953in" draw:caption-point-y="-1.1642in">
              <dc:creator>EP</dc:creator>
              <dc:date>2008-06-26T00:00:00</dc:date>
              <text:p text:style-name="P1"><text:span text:style-name="T1">conn_units_ifc_sg_invalid.pl</text:span></text:p>
            </office:annotation>
          </table:table-cell>
          <table:table-cell>
            <office:annotation draw:style-name="gr1" draw:text-style-name="P2" svg:width="1.1409in" svg:height="0.4909in" svg:x="8.135in" svg:y="1.1642in" draw:caption-point-x="-8.135in" draw:caption-point-y="-1.1642in">
              <dc:creator>EP</dc:creator>
              <dc:date>2008-06-26T00:00:00</dc:date>
              <text:p text:style-name="P1"><text:span text:style-name="T1">conn_units_ifc_sg_invalid</text:span></text:p>
            </office:annotation>
          </table:table-cell>
          <table:table-cell table:style-name="ce4">
            <office:annotation draw:style-name="gr1" draw:text-style-name="P2" svg:width="1.1409in" svg:height="0.6969in" svg:x="8.7563in" svg:y="1.1713in" draw:caption-point-x="-8.7563in" draw:caption-point-y="-1.1713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9.5276in" svg:y="1.1713in" draw:caption-point-x="-9.5276in" draw:caption-point-y="-1.1713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10.1705in" svg:y="1.1713in" draw:caption-point-x="-10.1705in" draw:caption-point-y="-1.1713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10.8988in" svg:y="1.1713in" draw:caption-point-x="-10.8988in" draw:caption-point-y="-1.1713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11.6169in" svg:y="1.1713in" draw:caption-point-x="-11.6169in" draw:caption-point-y="-1.1713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/>
        </table:table-row>
        <table:table-row table:style-name="ro1">
          <table:table-cell/>
          <table:table-cell table:style-name="ce3" office:value-type="string">
            <text:p>Unit</text:p>
          </table:table-cell>
          <table:table-cell>
            <office:annotation draw:style-name="gr1" draw:text-style-name="P2" svg:width="1.1409in" svg:height="0.6969in" svg:x="4.3732in" svg:y="1.3835in" draw:caption-point-x="-4.3732in" draw:caption-point-y="-1.3835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5.2622in" svg:y="1.3835in" draw:caption-point-x="-5.2622in" draw:caption-point-y="-1.3835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5.9161in" svg:y="1.3835in" draw:caption-point-x="-5.9161in" draw:caption-point-y="-1.3835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6.6772in" svg:y="1.3831in" draw:caption-point-x="-6.6772in" draw:caption-point-y="-1.3831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7.3953in" svg:y="1.3984in" draw:caption-point-x="-7.3953in" draw:caption-point-y="-1.3984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8.135in" svg:y="1.3984in" draw:caption-point-x="-8.135in" draw:caption-point-y="-1.3984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 table:style-name="ce5">
            <office:annotation draw:style-name="gr1" draw:text-style-name="P2" svg:width="1.1409in" svg:height="0.4909in" svg:x="8.7563in" svg:y="1.3835in" draw:caption-point-x="-8.7563in" draw:caption-point-y="-1.3835in">
              <dc:creator>EP</dc:creator>
              <dc:date>2008-06-25T00:00:00</dc:date>
              <text:p text:style-name="P1"><text:span text:style-name="T1">conn_units_u_u_valid.pl</text:span></text:p>
            </office:annotation>
          </table:table-cell>
          <table:table-cell>
            <office:annotation draw:style-name="gr1" draw:text-style-name="P2" svg:width="1.1413in" svg:height="0.6969in" svg:x="9.5276in" svg:y="0.9165in" draw:caption-point-x="-9.5276in" draw:caption-point-y="-0.9165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1705in" svg:y="0.9165in" draw:caption-point-x="-10.1705in" draw:caption-point-y="-0.9165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8988in" svg:y="0.9165in" draw:caption-point-x="-10.8988in" draw:caption-point-y="-0.9165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1.6169in" svg:y="0.9165in" draw:caption-point-x="-11.6169in" draw:caption-point-y="-0.9165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/>
        </table:table-row>
        <table:table-row table:style-name="ro1">
          <table:table-cell/>
          <table:table-cell table:style-name="ce3" office:value-type="string">
            <text:p>Memory</text:p>
          </table:table-cell>
          <table:table-cell>
            <office:annotation draw:style-name="gr1" draw:text-style-name="P2" svg:width="1.1409in" svg:height="0.6969in" svg:x="4.3732in" svg:y="1.6028in" draw:caption-point-x="-4.3732in" draw:caption-point-y="-1.6028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5.2622in" svg:y="1.6028in" draw:caption-point-x="-5.2622in" draw:caption-point-y="-1.6028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5.9161in" svg:y="1.6028in" draw:caption-point-x="-5.9161in" draw:caption-point-y="-1.6028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6.6772in" svg:y="1.6024in" draw:caption-point-x="-6.6772in" draw:caption-point-y="-1.6024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7.3953in" svg:y="1.6177in" draw:caption-point-x="-7.3953in" draw:caption-point-y="-1.6177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8.135in" svg:y="1.6177in" draw:caption-point-x="-8.135in" draw:caption-point-y="-1.6177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 table:style-name="ce4">
            <office:annotation draw:style-name="gr1" draw:text-style-name="P2" svg:width="1.1413in" svg:height="0.6969in" svg:x="8.7563in" svg:y="1.0839in" draw:caption-point-x="-8.7563in" draw:caption-point-y="-1.0839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9.5276in" svg:y="1.0839in" draw:caption-point-x="-9.5276in" draw:caption-point-y="-1.0839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1705in" svg:y="1.0839in" draw:caption-point-x="-10.1705in" draw:caption-point-y="-1.0839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8988in" svg:y="1.0839in" draw:caption-point-x="-10.8988in" draw:caption-point-y="-1.0839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1.6169in" svg:y="1.0839in" draw:caption-point-x="-11.6169in" draw:caption-point-y="-1.0839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/>
        </table:table-row>
        <table:table-row table:style-name="ro2">
          <table:table-cell/>
          <table:table-cell table:style-name="ce3" office:value-type="string">
            <text:p>Fifo</text:p>
          </table:table-cell>
          <table:table-cell>
            <office:annotation draw:style-name="gr1" draw:text-style-name="P2" svg:width="1.1409in" svg:height="0.6969in" svg:x="4.3732in" svg:y="1.822in" draw:caption-point-x="-4.3732in" draw:caption-point-y="-1.822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5.2622in" svg:y="1.822in" draw:caption-point-x="-5.2622in" draw:caption-point-y="-1.822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5.9161in" svg:y="1.822in" draw:caption-point-x="-5.9161in" draw:caption-point-y="-1.822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6.6772in" svg:y="1.8217in" draw:caption-point-x="-6.6772in" draw:caption-point-y="-1.8217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7.3953in" svg:y="1.837in" draw:caption-point-x="-7.3953in" draw:caption-point-y="-1.837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09in" svg:height="0.6969in" svg:x="8.135in" svg:y="1.837in" draw:caption-point-x="-8.135in" draw:caption-point-y="-1.837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 table:style-name="ce4">
            <office:annotation draw:style-name="gr1" draw:text-style-name="P2" svg:width="1.1413in" svg:height="0.6969in" svg:x="8.7563in" svg:y="1.2512in" draw:caption-point-x="-8.7563in" draw:caption-point-y="-1.2512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9.5276in" svg:y="1.2512in" draw:caption-point-x="-9.5276in" draw:caption-point-y="-1.2512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1705in" svg:y="1.2512in" draw:caption-point-x="-10.1705in" draw:caption-point-y="-1.2512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8988in" svg:y="1.2512in" draw:caption-point-x="-10.8988in" draw:caption-point-y="-1.2512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1.6169in" svg:y="1.2512in" draw:caption-point-x="-11.6169in" draw:caption-point-y="-1.2512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/>
        </table:table-row>
        <table:table-row table:style-name="ro1">
          <table:table-cell/>
          <table:table-cell table:style-name="ce3" office:value-type="string">
            <text:p>Reg</text:p>
          </table:table-cell>
          <table:table-cell>
            <office:annotation draw:style-name="gr1" draw:text-style-name="P2" svg:width="1.1409in" svg:height="0.6969in" svg:x="4.3732in" svg:y="2.0413in" draw:caption-point-x="-4.3732in" draw:caption-point-y="-2.0413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5.2622in" svg:y="2.0413in" draw:caption-point-x="-5.2622in" draw:caption-point-y="-2.0413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5.9161in" svg:y="2.0413in" draw:caption-point-x="-5.9161in" draw:caption-point-y="-2.0413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6.6772in" svg:y="2.0409in" draw:caption-point-x="-6.6772in" draw:caption-point-y="-2.0409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7.3953in" svg:y="2.0638in" draw:caption-point-x="-7.3953in" draw:caption-point-y="-2.0638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5" draw:text-style-name="P2" svg:width="1.1409in" svg:height="0.6969in" svg:x="8.135in" svg:y="2.0638in" draw:caption-point-x="-8.135in" draw:caption-point-y="-2.0638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 table:style-name="ce4">
            <office:annotation draw:style-name="gr1" draw:text-style-name="P2" svg:width="1.1413in" svg:height="0.6969in" svg:x="8.7563in" svg:y="1.4783in" draw:caption-point-x="-8.7563in" draw:caption-point-y="-1.4783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9.5276in" svg:y="1.4783in" draw:caption-point-x="-9.5276in" draw:caption-point-y="-1.4783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1705in" svg:y="1.4783in" draw:caption-point-x="-10.1705in" draw:caption-point-y="-1.4783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8988in" svg:y="1.4783in" draw:caption-point-x="-10.8988in" draw:caption-point-y="-1.4783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1.6169in" svg:y="1.4783in" draw:caption-point-x="-11.6169in" draw:caption-point-y="-1.4783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/>
        </table:table-row>
        <table:table-row table:style-name="ro1">
          <table:table-cell/>
          <table:table-cell table:style-name="ce3" office:value-type="string">
            <text:p>Rf</text:p>
          </table:table-cell>
          <table:table-cell>
            <office:annotation draw:style-name="gr1" draw:text-style-name="P2" svg:width="1.1409in" svg:height="0.6969in" svg:x="4.3732in" svg:y="2.2606in" draw:caption-point-x="-4.3732in" draw:caption-point-y="-2.2606in">
              <dc:creator>EP</dc:creator>
              <dc:date>2008-06-26T00:00:00</dc:date>
              <text:p text:style-name="P1"><text:span text:style-name="T1">conn_units_p_s_u_mem_fifo_reg_rf_invalid.pl</text:span></text:p>
            </office:annotation>
          </table:table-cell>
          <table:table-cell>
            <office:annotation draw:style-name="gr1" draw:text-style-name="P2" svg:width="1.1409in" svg:height="0.6969in" svg:x="5.2622in" svg:y="2.2606in" draw:caption-point-x="-5.2622in" draw:caption-point-y="-2.2606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5.9161in" svg:y="2.2606in" draw:caption-point-x="-5.9161in" draw:caption-point-y="-2.2606in">
              <dc:creator>EP</dc:creator>
              <dc:date>2008-06-26T00:00:00</dc:date>
              <text:p text:style-name="P1"><text:span text:style-name="T1">conn_units_p_s-u_mem_fifo_reg_rf_invalid.pl</text:span></text:p>
            </office:annotation>
          </table:table-cell>
          <table:table-cell>
            <office:annotation draw:style-name="gr1" draw:text-style-name="P2" svg:width="1.1409in" svg:height="0.6969in" svg:x="6.6772in" svg:y="2.2602in" draw:caption-point-x="-6.6772in" draw:caption-point-y="-2.2602in">
              <dc:creator>EP</dc:creator>
              <dc:date>2008-06-26T00:00:00</dc:date>
              <text:p text:style-name="P1"><text:span text:style-name="T1">conn_units_pps_sps_u_mem_fifo_reg_rf_invalid.pl</text:span></text:p>
            </office:annotation>
          </table:table-cell>
          <table:table-cell>
            <office:annotation draw:style-name="gr1" draw:text-style-name="P2" svg:width="1.1409in" svg:height="0.6969in" svg:x="7.3953in" svg:y="2.2831in" draw:caption-point-x="-7.3953in" draw:caption-point-y="-2.2831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5" draw:text-style-name="P2" svg:width="1.1409in" svg:height="0.6969in" svg:x="8.1894in" svg:y="2.3142in" draw:caption-point-x="-8.1894in" draw:caption-point-y="-2.3142in">
              <dc:creator>EP</dc:creator>
              <dc:date>2008-06-26T00:00:00</dc:date>
              <text:p text:style-name="P1"><text:span text:style-name="T1">conn_units_ifc_sg_u_mem_fifo_reg_rf_invalid.pl</text:span></text:p>
            </office:annotation>
          </table:table-cell>
          <table:table-cell table:style-name="ce4">
            <office:annotation draw:style-name="gr1" draw:text-style-name="P2" svg:width="1.1413in" svg:height="0.6969in" svg:x="8.7563in" svg:y="1.6457in" draw:caption-point-x="-8.7563in" draw:caption-point-y="-1.6457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9.5276in" svg:y="1.6457in" draw:caption-point-x="-9.5276in" draw:caption-point-y="-1.6457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1705in" svg:y="1.6457in" draw:caption-point-x="-10.1705in" draw:caption-point-y="-1.6457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6969in" svg:x="10.8988in" svg:y="1.6457in" draw:caption-point-x="-10.8988in" draw:caption-point-y="-1.6457in">
              <dc:date>2009-04-14T00:00:00</dc:date>
              <text:p text:style-name="P1"><text:span text:style-name="T1">conn_units_ifc_sg_u_mem_fifo_reg_rf_invalid.pl</text:span></text:p>
            </office:annotation>
          </table:table-cell>
          <table:table-cell>
            <office:annotation draw:style-name="gr1" draw:text-style-name="P2" svg:width="1.1413in" svg:height="0.9028in" svg:x="11.6169in" svg:y="1.6457in" draw:caption-point-x="-11.6169in" draw:caption-point-y="-1.6457in">
              <dc:date>2009-04-14T00:00:00</dc:date>
              <text:p text:style-name="P1"><text:span text:style-name="T1">conn_units_ifc_sg_u_mem_fifo_reg_rf_invalid.pl</text:span></text:p>
              <text:p text:style-name="P2"><text:span text:style-name="T1"/></text:p>
            </office:annotation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Connection [&amp;f2a,set_prefix,set_suffix]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Memory</text:p>
          </table:table-cell>
          <table:table-cell table:style-name="ce2" office:value-type="string">
            <text:p>Fifo</text:p>
          </table:table-cell>
          <table:table-cell table:style-name="ce2" office:value-type="string">
            <text:p>Reg</text:p>
          </table:table-cell>
          <table:table-cell table:style-name="ce2" office:value-type="string">
            <text:p>Rf</text:p>
          </table:table-cell>
          <table:table-cell table:style-name="Default"/>
          <table:table-cell/>
          <table:table-cell table:style-name="Default"/>
          <table:table-cell/>
          <table:table-cell table:style-name="Default" office:value-type="string">
            <text:p><text:s/>= illegal connection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Unit</text:p>
          </table:table-cell>
          <table:table-cell>
            <office:annotation draw:style-name="gr1" draw:text-style-name="P2" svg:width="1.1409in" svg:height="0.4909in" svg:x="4.3732in" svg:y="3.161in" draw:caption-point-x="-4.3732in" draw:caption-point-y="-3.161in">
              <dc:creator>EP</dc:creator>
              <dc:date>2008-06-26T00:00:00</dc:date>
              <text:p text:style-name="P1"><text:span text:style-name="T1">conn_units_u_u_invalid.pl</text:span></text:p>
            </office:annotation>
          </table:table-cell>
          <table:table-cell>
            <office:annotation draw:style-name="gr1" draw:text-style-name="P2" svg:width="1.1409in" svg:height="0.6969in" svg:x="5.2622in" svg:y="3.161in" draw:caption-point-x="-5.2622in" draw:caption-point-y="-3.161in">
              <dc:creator>EP</dc:creator>
              <dc:date>2008-06-26T00:00:00</dc:date>
              <text:p text:style-name="P1"><text:span text:style-name="T1">conn_units_u_mem_fifo_reg_rf_invalid.pl</text:span></text:p>
            </office:annotation>
          </table:table-cell>
          <table:table-cell>
            <office:annotation draw:style-name="gr1" draw:text-style-name="P2" svg:width="1.1409in" svg:height="0.6969in" svg:x="5.9161in" svg:y="3.161in" draw:caption-point-x="-5.9161in" draw:caption-point-y="-3.161in">
              <dc:creator>EP</dc:creator>
              <dc:date>2008-06-26T00:00:00</dc:date>
              <text:p text:style-name="P1"><text:span text:style-name="T1">conn_units_u_mem_fifo_reg_rf_invalid.pl</text:span></text:p>
            </office:annotation>
          </table:table-cell>
          <table:table-cell>
            <office:annotation draw:style-name="gr4" draw:text-style-name="P2" svg:width="1.1409in" svg:height="0.6969in" svg:x="6.6772in" svg:y="3.161in" draw:caption-point-x="-6.6772in" draw:caption-point-y="-3.161in">
              <dc:creator>EP</dc:creator>
              <dc:date>2008-06-26T00:00:00</dc:date>
              <text:p text:style-name="P1"><text:span text:style-name="T1">conn_units_u_mem_fifo_reg_rf_invalid.pl</text:span></text:p>
            </office:annotation>
          </table:table-cell>
          <table:table-cell>
            <office:annotation draw:style-name="gr1" draw:text-style-name="P2" svg:width="1.1409in" svg:height="0.6969in" svg:x="7.3953in" svg:y="3.161in" draw:caption-point-x="-7.3953in" draw:caption-point-y="-3.161in">
              <dc:creator>EP</dc:creator>
              <dc:date>2008-06-26T00:00:00</dc:date>
              <text:p text:style-name="P1"><text:span text:style-name="T1">conn_units_u_mem_fifo_reg_rf_invalid.pl</text:span></text:p>
            </office:annotation>
          </table:table-cell>
          <table:table-cell table:style-name="Default"/>
          <table:table-cell/>
          <table:table-cell table:style-name="Default"/>
          <table:table-cell table:style-name="ce5"/>
          <table:table-cell table:style-name="Default" office:value-type="string">
            <text:p><text:s/>= legal connection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Memory</text:p>
          </table:table-cell>
          <table:table-cell>
            <office:annotation draw:style-name="gr1" draw:text-style-name="P2" svg:width="1.1409in" svg:height="0.6969in" svg:x="4.3732in" svg:y="3.3803in" draw:caption-point-x="-4.3732in" draw:caption-point-y="-3.3803in">
              <dc:creator>EP</dc:creator>
              <dc:date>2008-06-26T00:00:00</dc:date>
              <text:p text:style-name="P1"><text:span text:style-name="T1">conn_units_u_mem_fifo_reg_rf_invalid.pl</text:span></text:p>
            </office:annotation>
          </table:table-cell>
          <table:table-cell>
            <office:annotation draw:style-name="gr1" draw:text-style-name="P2" svg:width="1.1409in" svg:height="0.6969in" svg:x="5.2622in" svg:y="3.3575in" draw:caption-point-x="-5.2622in" draw:caption-point-y="-3.3575in">
              <dc:creator>EP</dc:creator>
              <dc:date>2008-06-27T00:00:00</dc:date>
              <text:p text:style-name="P1"><text:span text:style-name="T1">conn_units_mem_fifo_reg_rf_invalid.pl</text:span></text:p>
            </office:annotation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Fifo</text:p>
          </table:table-cell>
          <table:table-cell>
            <office:annotation draw:style-name="gr3" draw:text-style-name="P2" svg:width="1.1409in" svg:height="0.6969in" svg:x="4.3732in" svg:y="3.5996in" draw:caption-point-x="-4.3732in" draw:caption-point-y="-3.5996in">
              <dc:creator>EP</dc:creator>
              <dc:date>2008-06-26T00:00:00</dc:date>
              <text:p text:style-name="P1"><text:span text:style-name="T1">conn_units_u_mem_fifo_reg_rf_invalid.pl</text:span></text:p>
            </office:annotation>
          </table:table-cell>
          <table:table-cell/>
          <table:table-cell>
            <office:annotation draw:style-name="gr1" draw:text-style-name="P2" svg:width="1.1409in" svg:height="0.6969in" svg:x="5.9161in" svg:y="3.5768in" draw:caption-point-x="-5.9161in" draw:caption-point-y="-3.5768in">
              <dc:creator>EP</dc:creator>
              <dc:date>2008-06-27T00:00:00</dc:date>
              <text:p text:style-name="P1"><text:span text:style-name="T1">conn_units_mem_fifo_reg_rf_invalid.pl</text:span></text:p>
            </office:annotation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2"/>
          <table:table-cell table:style-name="Default" office:value-type="string">
            <text:p><text:s/>= can't be used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Reg</text:p>
          </table:table-cell>
          <table:table-cell>
            <office:annotation draw:style-name="gr1" draw:text-style-name="P2" svg:width="1.1409in" svg:height="0.6969in" svg:x="4.3732in" svg:y="3.8189in" draw:caption-point-x="-4.3732in" draw:caption-point-y="-3.8189in">
              <dc:creator>EP</dc:creator>
              <dc:date>2008-06-26T00:00:00</dc:date>
              <text:p text:style-name="P1"><text:span text:style-name="T1">conn_units_u_mem_fifo_reg_rf_invalid.pl</text:span></text:p>
            </office:annotation>
          </table:table-cell>
          <table:table-cell table:number-columns-repeated="2"/>
          <table:table-cell>
            <office:annotation draw:style-name="gr1" draw:text-style-name="P2" svg:width="1.1409in" svg:height="0.6969in" svg:x="6.6772in" svg:y="3.7961in" draw:caption-point-x="-6.6772in" draw:caption-point-y="-3.7961in">
              <dc:creator>EP</dc:creator>
              <dc:date>2008-06-27T00:00:00</dc:date>
              <text:p text:style-name="P1"><text:span text:style-name="T1">conn_units_mem_fifo_reg_rf_invalid.pl</text:span></text:p>
            </office:annotation>
          </table:table-cell>
          <table:table-cell/>
          <table:table-cell table:style-name="Default"/>
          <table:table-cell/>
          <table:table-cell table:style-name="Default"/>
          <table:table-cell table:style-name="ce3"/>
          <table:table-cell table:style-name="Default" office:value-type="string">
            <text:p><text:s/>= can be used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Rf</text:p>
          </table:table-cell>
          <table:table-cell>
            <office:annotation draw:style-name="gr1" draw:text-style-name="P2" svg:width="1.1409in" svg:height="0.6969in" svg:x="4.3732in" svg:y="4.0382in" draw:caption-point-x="-4.3732in" draw:caption-point-y="-4.0382in">
              <dc:creator>EP</dc:creator>
              <dc:date>2008-06-26T00:00:00</dc:date>
              <text:p text:style-name="P1"><text:span text:style-name="T1">conn_units_u_mem_fifo_reg_rf_invalid.pl</text:span></text:p>
            </office:annotation>
          </table:table-cell>
          <table:table-cell table:number-columns-repeated="3"/>
          <table:table-cell>
            <office:annotation draw:style-name="gr1" draw:text-style-name="P2" svg:width="1.1409in" svg:height="0.6969in" svg:x="7.3953in" svg:y="4.0154in" draw:caption-point-x="-7.3953in" draw:caption-point-y="-4.0154in">
              <dc:creator>EP</dc:creator>
              <dc:date>2008-06-27T00:00:00</dc:date>
              <text:p text:style-name="P1"><text:span text:style-name="T1">conn_units_mem_fifo_reg_rf_invalid.pl</text:span></text:p>
            </office:annotation>
          </table:table-cell>
          <table:table-cell table:style-name="Default"/>
          <table:table-cell/>
          <table:table-cell table:style-name="Default" table:number-columns-repeated="4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04/14/2009</text:date>, <text:time>20:5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booo buuuu</meta:initial-creator>
    <meta:creation-date>2008-06-12T17:04:50</meta:creation-date>
    <dc:creator>MonicaS</dc:creator>
    <dc:date>2009-04-14T20:56:13</dc:date>
    <meta:editing-cycles>26</meta:editing-cycles>
    <meta:editing-duration>P2DT0H56M11S</meta:editing-duration>
    <meta:user-defined meta:name="Info 1"/>
    <meta:user-defined meta:name="Info 2"/>
    <meta:user-defined meta:name="Info 3"/>
    <meta:user-defined meta:name="Info 4"/>
    <meta:document-statistic meta:table-count="3" meta:cell-count="172"/>
  </office:meta>
</office:document-meta>
</file>